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3.61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w branch name while logging in for Us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user access and new branches ad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Deployment to single shop or so, radio but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p requests store for stock and similarly store request for new procure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expiry, change in inventory only after billing complete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waiting decisio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lete row completely when qty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modify U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0:43:21.157365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00:43:41.640833676</dc:date>
    <meta:editing-duration>PT4H33M48S</meta:editing-duration>
    <meta:editing-cycles>18</meta:editing-cycles>
    <meta:generator>LibreOffice/6.0.7.3$Linux_X86_64 LibreOffice_project/00m0$Build-3</meta:generator>
    <meta:document-statistic meta:table-count="1" meta:cell-count="107" meta:object-count="0"/>
  </office:meta>
</office:document-meta>
</file>